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8f3" officeooo:paragraph-rsid="000be8f3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be8f3" officeooo:paragraph-rsid="000be8f3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cd8cd" officeooo:paragraph-rsid="000cd8cd"/>
    </style:style>
    <style:style style:name="P4" style:family="paragraph" style:parent-style-name="Standard">
      <style:paragraph-properties fo:text-align="center" style:justify-single-word="false"/>
      <style:text-properties officeooo:rsid="000cd8cd" officeooo:paragraph-rsid="000cd8cd"/>
    </style:style>
    <style:style style:name="P5" style:family="paragraph" style:parent-style-name="Standard">
      <style:paragraph-properties fo:text-align="start" style:justify-single-word="false"/>
      <style:text-properties officeooo:rsid="000cd8cd" officeooo:paragraph-rsid="000cd8c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d8cd" officeooo:paragraph-rsid="000cd8c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eca09" officeooo:paragraph-rsid="000eca0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eca09" officeooo:paragraph-rsid="000eca09" style:font-weight-asian="bold" style:font-weight-complex="bold"/>
    </style:style>
    <style:style style:name="P9" style:family="paragraph" style:parent-style-name="Standard">
      <style:text-properties fo:font-weight="bold" officeooo:rsid="00140f37" officeooo:paragraph-rsid="00140f3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0eca09" officeooo:paragraph-rsid="000eca0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0f9c59" officeooo:paragraph-rsid="000f9c59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10e45e" officeooo:paragraph-rsid="0010e45e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12950f" officeooo:paragraph-rsid="0012950f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normal" fo:font-weight="bold" officeooo:rsid="0012950f" officeooo:paragraph-rsid="0012950f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14d460" officeooo:paragraph-rsid="0014d460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167d64" officeooo:paragraph-rsid="00167d64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fo:font-weight="bold" officeooo:rsid="0012950f" officeooo:paragraph-rsid="0012950f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weight="normal" officeooo:rsid="00140f37" officeooo:paragraph-rsid="00140f3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0cd8cd" officeooo:paragraph-rsid="000cd8c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eca09" officeooo:paragraph-rsid="000eca09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italic" fo:font-weight="normal" officeooo:rsid="000eca09" officeooo:paragraph-rsid="000eca09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10e45e" officeooo:paragraph-rsid="0010e45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140f37" officeooo:paragraph-rsid="0012950f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0eca09" officeooo:paragraph-rsid="000eca0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0f9c59" officeooo:paragraph-rsid="000f9c5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10e45e" officeooo:paragraph-rsid="0010e45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12950f" officeooo:paragraph-rsid="0012950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tyle="normal" fo:font-weight="normal" officeooo:rsid="0012950f" officeooo:paragraph-rsid="0012950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14d460" officeooo:paragraph-rsid="0014d46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167d64" officeooo:paragraph-rsid="00167d6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1752d6" officeooo:paragraph-rsid="00167d6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1df77b" officeooo:paragraph-rsid="001df77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1df77b" officeooo:paragraph-rsid="0020710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22352a" officeooo:paragraph-rsid="0022352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23b70d" officeooo:paragraph-rsid="0023b70d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23b70d" officeooo:paragraph-rsid="0024db7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24db74" officeooo:paragraph-rsid="0024db7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bold" officeooo:rsid="001752d6" officeooo:paragraph-rsid="001752d6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fo:font-weight="bold" officeooo:rsid="001941db" officeooo:paragraph-rsid="001941db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bold" officeooo:rsid="0019d3cd" officeooo:paragraph-rsid="0019d3cd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fo:font-weight="bold" officeooo:rsid="001a4e25" officeooo:paragraph-rsid="001a4e25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tyle="normal" fo:font-weight="bold" officeooo:rsid="001a4e25" officeooo:paragraph-rsid="001a4e2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normal" fo:font-weight="bold" officeooo:rsid="001df77b" officeooo:paragraph-rsid="001df77b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normal" fo:font-weight="bold" officeooo:rsid="00207100" officeooo:paragraph-rsid="00207100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tyle="normal" fo:font-weight="bold" officeooo:rsid="00207100" officeooo:paragraph-rsid="00207100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tyle="normal" fo:font-weight="bold" officeooo:rsid="0022352a" officeooo:paragraph-rsid="0022352a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fo:font-weight="bold" officeooo:rsid="0022352a" officeooo:paragraph-rsid="0022352a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tyle="normal" fo:font-weight="bold" officeooo:rsid="0023b70d" officeooo:paragraph-rsid="0023b70d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tyle="normal" fo:font-weight="bold" officeooo:rsid="0024db74" officeooo:paragraph-rsid="0024db74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752d6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7100" style:font-weight-asian="bold" style:font-weight-complex="bold"/>
    </style:style>
    <style:style style:name="T6" style:family="text">
      <style:text-properties fo:font-weight="bold" officeooo:rsid="0024db74" style:font-weight-asian="bold" style:font-weight-complex="bold"/>
    </style:style>
    <style:style style:name="T7" style:family="text">
      <style:text-properties fo:font-weight="bold" officeooo:rsid="00261cb9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950f" style:font-weight-asian="normal" style:font-weight-complex="normal"/>
    </style:style>
    <style:style style:name="T10" style:family="text">
      <style:text-properties fo:font-weight="normal" officeooo:rsid="00140f37" style:font-weight-asian="normal" style:font-weight-complex="normal"/>
    </style:style>
    <style:style style:name="T11" style:family="text">
      <style:text-properties fo:font-weight="normal" officeooo:rsid="001a4e25" style:font-weight-asian="normal" style:font-weight-complex="normal"/>
    </style:style>
    <style:style style:name="T12" style:family="text">
      <style:text-properties fo:font-weight="normal" officeooo:rsid="001b9fee" style:font-weight-asian="normal" style:font-weight-complex="normal"/>
    </style:style>
    <style:style style:name="T13" style:family="text">
      <style:text-properties fo:font-weight="normal" officeooo:rsid="001d46a7" style:font-weight-asian="normal" style:font-weight-complex="normal"/>
    </style:style>
    <style:style style:name="T14" style:family="text">
      <style:text-properties fo:font-weight="normal" officeooo:rsid="0022352a" style:font-weight-asian="normal" style:font-weight-complex="normal"/>
    </style:style>
    <style:style style:name="T15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6" style:family="text">
      <style:text-properties officeooo:rsid="0012950f"/>
    </style:style>
    <style:style style:name="T17" style:family="text">
      <style:text-properties officeooo:rsid="001752d6"/>
    </style:style>
    <style:style style:name="T18" style:family="text">
      <style:text-properties officeooo:rsid="001a4e25"/>
    </style:style>
    <style:style style:name="T19" style:family="text">
      <style:text-properties officeooo:rsid="001d46a7"/>
    </style:style>
    <style:style style:name="T20" style:family="text">
      <style:text-properties officeooo:rsid="00207100"/>
    </style:style>
    <style:style style:name="T21" style:family="text">
      <style:text-properties officeooo:rsid="0023b70d"/>
    </style:style>
    <style:style style:name="T22" style:family="text">
      <style:text-properties officeooo:rsid="0024db74"/>
    </style:style>
    <style:style style:name="T23" style:family="text">
      <style:text-properties officeooo:rsid="00261c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de Python - eXcript</text:p>
      <text:p text:style-name="P1"/>
      <text:p text:style-name="P1">Uma linguagem simples, muito visada no mercado</text:p>
      <text:p text:style-name="P1"/>
      <text:p text:style-name="P9">Aulas Iniciais – <text:span text:style-name="T8">Explicação das vantagens e apresentação da linguagem</text:span></text:p>
      <text:p text:style-name="P18"/>
      <text:p text:style-name="P1">Recursos:</text:p>
      <text:p text:style-name="P1"><text:tab/>-Facil de Aprender</text:p>
      <text:p text:style-name="P1"><text:tab/>-Facil Leitura</text:p>
      <text:p text:style-name="P1"><text:tab/>-Facil Manutenção</text:p>
      <text:p text:style-name="P1"><text:tab/>-Multiplataforma</text:p>
      <text:p text:style-name="P1"><text:tab/>-Modo Interativo</text:p>
      <text:p text:style-name="P1"><text:tab/>-Extensível, <text:span text:style-name="T1">é possivel misturar com mais linguagens</text:span></text:p>
      <text:p text:style-name="P1"><text:tab/>-Fácil acesso ao Banco de Dados</text:p>
      <text:p text:style-name="P1"><text:tab/>-GUI – <text:span text:style-name="T1">Boa biblioteca para interface de usuário</text:span></text:p>
      <text:p text:style-name="P1"><text:tab/>-Escalável – <text:span text:style-name="T1">Boa evolução durante o desenvolvimento do sistema criado</text:span></text:p>
      <text:p text:style-name="P1"><text:tab/>-Multiparadigma – <text:span text:style-name="T1">Uma linguagem completa e simples, economica em diversos aspectos</text:span></text:p>
      <text:p text:style-name="P1"><text:tab/>-Script ou Compilada</text:p>
      <text:p text:style-name="P1"/>
      <text:p text:style-name="P3"><text:span text:style-name="T4">Aula 16</text:span> – Tipos de Dados</text:p>
      <text:p text:style-name="P3"><text:tab/>As variaves não precisam ser declaradas previamente, atravez dos dados atribuidos já é “declarado” o tipo</text:p>
      <text:p text:style-name="P3"/>
      <text:p text:style-name="P3">Casting – Método que faz a conversão de tipos entre as váriaveis</text:p>
      <text:p text:style-name="P4"><text:span text:style-name="T4">Declaração:</text:span> str(“variavel”) – Converte a variavel em String</text:p>
      <text:p text:style-name="P4"/>
      <text:p text:style-name="P5"><text:span text:style-name="T4">Aula 15 </text:span>– Entrada de Dados</text:p>
      <text:p text:style-name="P4"><text:span text:style-name="T4">Comando: </text:span>variavel = input(“Mensagem para o usúario”)</text:p>
      <text:p text:style-name="P5"/>
      <text:p text:style-name="P5">É possível mostrar o conteudo das variaveis desta forma:</text:p>
      <text:p text:style-name="P6">print<text:span text:style-name="T8">(“O primeiro valor é: </text:span>%A, <text:span text:style-name="T8">e o segundo valor é: </text:span>%B<text:span text:style-name="T8"> ” </text:span>%<text:span text:style-name="T9">(</text:span>”Variavel A” ”Variavel B”<text:span text:style-name="T16">)</text:span><text:span text:style-name="T8">”)</text:span></text:p>
      <text:p text:style-name="P19"/>
      <text:p text:style-name="P7">Aula 19 – <text:span text:style-name="T8">Operadores Relacionais</text:span></text:p>
      <text:p text:style-name="P20"/>
      <text:p text:style-name="P8"><text:span text:style-name="T8"><text:tab/>(=) Igualdade - (==) - </text:span><text:span text:style-name="T2">A == A = True</text:span></text:p>
      <text:p text:style-name="P8"><text:span text:style-name="T8"><text:tab/>(</text:span><text:span text:style-name="T15">≠</text:span><text:span text:style-name="T8">) Diferente - (!=) <text:s/>- </text:span><text:span text:style-name="T2">A != A = False</text:span></text:p>
      <text:p text:style-name="P21"/>
      <text:p text:style-name="P10">Aula 20 – <text:span text:style-name="T8">Tomadas de Decisões – If e Else</text:span></text:p>
      <text:p text:style-name="P10">Se, Senão (If and Else):<text:tab/>if(“Condição”):<text:span text:style-name="T8"> #Se for verdadeira, execute…</text:span></text:p>
      <text:p text:style-name="P24"><text:tab/><text:tab/><text:tab/><text:tab/><text:tab/>“Intruções caso seja verdadeira”</text:p>
      <text:p text:style-name="P24"/>
      <text:p text:style-name="P10"><text:span text:style-name="T8"><text:tab/><text:tab/><text:tab/><text:tab/></text:span>elif(“Segunda Condição”):<text:span text:style-name="T8"> #Se esta condição for verdadeira...</text:span></text:p>
      <text:p text:style-name="P24"><text:tab/><text:tab/><text:tab/><text:tab/><text:tab/>“Intruções caso a condição seja satisfeta”</text:p>
      <text:p text:style-name="P24"/>
      <text:p text:style-name="P10"><text:span text:style-name="T8"><text:tab/><text:tab/><text:tab/><text:tab/></text:span>else:<text:span text:style-name="T8"> #Caso nenhuma acima seja verdadeira, execute...</text:span></text:p>
      <text:p text:style-name="P24"><text:tab/><text:tab/><text:tab/><text:tab/><text:tab/>“Instruções caso as condições acima seja falso”</text:p>
      <text:p text:style-name="P24"/>
      <text:p text:style-name="P11">Seleção (Switch, Case):<text:tab/>switch(“variavel”): <text:span text:style-name="T8">#Variavel que pode receber qualquer valor</text:span></text:p>
      <text:p text:style-name="P11"><text:span text:style-name="T8"><text:tab/><text:tab/><text:tab/><text:tab/><text:tab/></text:span>case 1: <text:span text:style-name="T8">“Executa esta intrução caso seja satisfeita”</text:span></text:p>
      <text:p text:style-name="P11"><text:tab/><text:tab/><text:tab/><text:tab/><text:tab/>case 2:<text:tab/> <text:span text:style-name="T8">“Este caso se a variavel”</text:span></text:p>
      <text:p text:style-name="P11"><text:tab/><text:tab/><text:tab/><text:tab/><text:tab/>case 3: <text:span text:style-name="T8">“Faz esta intrução caso seja selecionada”</text:span></text:p>
      <text:p text:style-name="P25"/>
      <text:p text:style-name="P25"><text:soft-page-break/></text:p>
      <text:p text:style-name="P25"/>
      <text:p text:style-name="P12">Aula 22 – <text:span text:style-name="T8">Depuração</text:span></text:p>
      <text:p text:style-name="P26"><text:tab/>O que é depuração?</text:p>
      <text:p text:style-name="P12"><text:span text:style-name="T8"><text:tab/><text:tab/></text:span><text:span text:style-name="T2">Forma de execução do script linha por linha, é uma forma que identifica erros e <text:tab/><text:tab/><text:tab/>fazer uma analise detalhada de como o programa funciona</text:span></text:p>
      <text:p text:style-name="P22"/>
      <text:p text:style-name="P13">Aula 25 – <text:span text:style-name="T8">Operadores Lógicos</text:span></text:p>
      <text:p text:style-name="P27"><text:tab/></text:p>
      <text:p text:style-name="P14">And - <text:span text:style-name="T8">e</text:span></text:p>
      <text:p text:style-name="P14">Or - <text:span text:style-name="T8">ou</text:span></text:p>
      <text:p text:style-name="P14">Not - <text:span text:style-name="T8">negação</text:span></text:p>
      <text:p text:style-name="P14">Is - <text:span text:style-name="T8">é</text:span></text:p>
      <text:p text:style-name="P14">Is not – <text:span text:style-name="T8">não é</text:span></text:p>
      <text:p text:style-name="P14">in – <text:span text:style-name="T8">esta contido</text:span></text:p>
      <text:p text:style-name="P14">Not in – <text:span text:style-name="T8">não esta contido</text:span></text:p>
      <text:p text:style-name="P28"/>
      <text:p text:style-name="P13">Not – <text:span text:style-name="T8">Inverte o resultado final</text:span></text:p>
      <text:p text:style-name="P13">Is – <text:span text:style-name="T8">Usado para dizer se algo é igual a algo</text:span></text:p>
      <text:p text:style-name="P13">Is Not – <text:span text:style-name="T8">Verifica se algo é diferente de algo</text:span></text:p>
      <text:p text:style-name="P27"/>
      <text:p text:style-name="P17"><text:span text:style-name="T8">*</text:span><text:span text:style-name="T10">Os blocos de instruções são delimitados pela identação e pelo espaçamento</text:span></text:p>
      <text:p text:style-name="P23"/>
      <text:p text:style-name="P15">Aula 29 – <text:span text:style-name="T8">Escopo</text:span></text:p>
      <text:p text:style-name="P29"><text:tab/>*São os locais onde as variaveis onde elas podem ser acessada</text:p>
      <text:p text:style-name="P29"/>
      <text:p text:style-name="P29">Caso ela esteja no inicio da página, as variaveis se tornam globais, e podem ser acessadas em qualquer bloco e condição</text:p>
      <text:p text:style-name="P29"/>
      <text:p text:style-name="P29">Caso ela esteja dentro de um bloco de instrução, a variavel se restringe somente aquele bloco, não podendo ser acessada em mais blocos ou até mesmo fora deleas</text:p>
      <text:p text:style-name="P29"/>
      <text:p text:style-name="P15">Funções: </text:p>
      <text:p text:style-name="P15"><text:tab/>def<text:span text:style-name="T8"> “nome da função” (“variaveis que serão usadas na função”):</text:span></text:p>
      <text:p text:style-name="P29"><text:tab/><text:tab/>“Intruções que serão executadas”</text:p>
      <text:p text:style-name="P29"/>
      <text:p text:style-name="P15"><text:span text:style-name="T8"><text:tab/><text:tab/></text:span>return <text:span text:style-name="T8">“Variavel que sera retornada ao final da função”</text:span></text:p>
      <text:p text:style-name="P29"/>
      <text:p text:style-name="P16">Aula 31 – <text:span text:style-name="T8">Atribuição Multipla</text:span></text:p>
      <text:p text:style-name="P30"><text:tab/>Tornar possível as tranferencias de valores em variaveis sem precisar criar uma terceira variavel</text:p>
      <text:p text:style-name="P30"/>
      <text:p text:style-name="P16"><text:span text:style-name="T8"><text:tab/></text:span><text:span text:style-name="T17">Ex:<text:tab/><text:tab/><text:tab/><text:tab/></text:span><text:span text:style-name="T3">var1, var2 = 1, 5</text:span></text:p>
      <text:p text:style-name="P31"/>
      <text:p text:style-name="P38"><text:span text:style-name="T8"><text:tab/>A variavel “var1” recebe o valor 1 já a “var2” recebe o valor 5. Os numeros podem ser trocados por variaveis ou por operações matematicas</text:span></text:p>
      <text:p text:style-name="P38"><text:span text:style-name="T8"/></text:p>
      <text:p text:style-name="P39"/>
      <text:p text:style-name="P39"/>
      <text:p text:style-name="P39"/>
      <text:p text:style-name="P39"/>
      <text:p text:style-name="P39"/>
      <text:p text:style-name="P39"><text:soft-page-break/>Aula 34 – <text:span text:style-name="T8">Iteração ou laços de repetição</text:span></text:p>
      <text:p text:style-name="P39"><text:span text:style-name="T8"><text:tab/>É o processo que sera repitido dentro bloco enquanto a condição for verdadeira, tornando-se looping</text:span></text:p>
      <text:p text:style-name="P39"><text:span text:style-name="T8"/></text:p>
      <text:p text:style-name="P39"><text:tab/>while(<text:span text:style-name="T8">“</text:span><text:span text:style-name="T11">condição”</text:span>) - <text:span text:style-name="T8">Enquanto for verdadeira, execute o looping</text:span></text:p>
      <text:p text:style-name="P39"><text:span text:style-name="T8"/></text:p>
      <text:p text:style-name="P40"><text:tab/>while(<text:span text:style-name="T8">“</text:span><text:span text:style-name="T11">condição”</text:span>) - <text:span text:style-name="T11">Diferente do if e eles, neste modo os dois blocos são executados</text:span></text:p>
      <text:p text:style-name="P40"><text:tab/><text:tab/>else:</text:p>
      <text:p text:style-name="P40"/>
      <text:p text:style-name="P40"><text:tab/><text:span text:style-name="T18">for “&lt;</text:span><text:span text:style-name="T11">var</text:span><text:span text:style-name="T18">&gt;” in “&lt;</text:span><text:span text:style-name="T11">lista</text:span><text:span text:style-name="T18">&gt;”</text:span><text:span text:style-name="T11">: #Geralmente usado para percorrer uma lista de dados</text:span></text:p>
      <text:p text:style-name="P40"><text:span text:style-name="T11"><text:tab/><text:tab/>#Ira executar todos os elementos da lista</text:span></text:p>
      <text:p text:style-name="P42"><text:span text:style-name="T8"/></text:p>
      <text:p text:style-name="P41"><text:tab/>range( <text:span text:style-name="T8">[start], stop[, step] </text:span>)</text:p>
      <text:p text:style-name="P42"><text:span text:style-name="T12">Deve-se indicar o indice de inicio (start), logo após o numero final (stop) e o numero de intervalo entre eles (step)</text:span></text:p>
      <text:p text:style-name="P42"><text:span text:style-name="T12"/></text:p>
      <text:p text:style-name="P41"><text:span text:style-name="T12"><text:tab/></text:span><text:span text:style-name="T19">break – </text:span><text:span text:style-name="T13">Interrompe o laço de execução abruptamente</text:span></text:p>
      <text:p text:style-name="P41"><text:span text:style-name="T13"/></text:p>
      <text:p text:style-name="P41"><text:span text:style-name="T13"><text:tab/></text:span><text:span text:style-name="T19">continue – </text:span><text:span text:style-name="T13">Ela finaliza um ciclo do laço quando algo foi satisfeito, quando uma instrução no ciclo for verdadeira, ele ira continuar com a execução para o próximo laço</text:span></text:p>
      <text:p text:style-name="P41"><text:span text:style-name="T13"/></text:p>
      <text:p text:style-name="P43">Aula 42 – <text:span text:style-name="T8">Estrutura de Dados</text:span></text:p>
      <text:p text:style-name="P43"><text:span text:style-name="T8"><text:tab/></text:span>-Listas</text:p>
      <text:p text:style-name="P43"><text:tab/><text:tab/><text:span text:style-name="T8">Armazena dados geralmente do mesmo tipo, mais comum para armazenar dados com o mesmo assunto ou tipo, como: Telefone, datas, e-mails, musicas.</text:span></text:p>
      <text:p text:style-name="P43"><text:span text:style-name="T8"><text:tab/><text:tab/>É possível adicionar, excluir e alterar os dados inseridos, totalmente mutavel. Qualquer novo dado é adicionado automaticamente ao final da lista.</text:span></text:p>
      <text:p text:style-name="P43"><text:span text:style-name="T8"><text:tab/><text:tab/>Varios são os metodos para manipular a lista</text:span></text:p>
      <text:p text:style-name="P43"><text:span text:style-name="T8"/></text:p>
      <text:p text:style-name="P43"><text:span text:style-name="T8"><text:tab/></text:span>-Pilha (stack)</text:p>
      <text:p text:style-name="P32"><text:tab/><text:tab/>Normalmente é uma lista, mas invertida. Qualquer novo item adicionado é alocado na primeira posição, ou seja, no topo da lista, como um empilhamento de livros</text:p>
      <text:p text:style-name="P32"/>
      <text:p text:style-name="P32"><text:tab/>-<text:span text:style-name="T4">Arrays</text:span></text:p>
      <text:p text:style-name="P32"><text:span text:style-name="T4"><text:tab/><text:tab/></text:span>É uma variavel onde se pode identificar as informações atravez de um indice, é o tipo de lista mais primitivo na programação, sendo ele do mesmo tipo e não podendo excluir algum dos indices</text:p>
      <text:p text:style-name="P32"><text:tab/></text:p>
      <text:p text:style-name="P32"><text:tab/><text:span text:style-name="T4">-</text:span><text:span text:style-name="T5">Tupla</text:span></text:p>
      <text:p text:style-name="P32"><text:span text:style-name="T5"><text:tab/><text:tab/></text:span><text:span text:style-name="T20">Esta seria como uma lista, mas de forma constante, qualquer coisa definida nela não pode ser alterada, qualquer valor será estatico como somente leitura</text:span></text:p>
      <text:p text:style-name="P32"/>
      <text:p text:style-name="P32"><text:tab/><text:span text:style-name="T4">-</text:span><text:span text:style-name="T5">SET (conjunto)</text:span></text:p>
      <text:p text:style-name="P32"><text:span text:style-name="T5"><text:tab/><text:tab/></text:span><text:span text:style-name="T20">É como uma lista comum, mas os valores desta lista não podem se repetir</text:span></text:p>
      <text:p text:style-name="P32"/>
      <text:p text:style-name="P32"><text:tab/><text:span text:style-name="T4">-</text:span><text:span text:style-name="T5">Dicionário</text:span></text:p>
      <text:p text:style-name="P32"><text:span text:style-name="T5"><text:tab/><text:tab/></text:span><text:span text:style-name="T20">É uma lista semelhante ao dicionário, mas esta tem um campo com um indice chave, deve-se adicionar uma chave e logo em seguida o valor, não é possível repetir os dados das chaves</text:span></text:p>
      <text:p text:style-name="P32"/>
      <text:p text:style-name="P33"><text:tab/></text:p>
      <text:p text:style-name="P33"/>
      <text:p text:style-name="P33"/>
      <text:p text:style-name="P33"><text:soft-page-break/><text:tab/>-<text:span text:style-name="T5">Arvore</text:span></text:p>
      <text:p text:style-name="P32"><text:span text:style-name="T5"><text:tab/><text:tab/></text:span><text:span text:style-name="T20">São formas de organização como hierarquias</text:span></text:p>
      <text:p text:style-name="P32"><text:tab/><text:tab/><text:span text:style-name="T5">1 – Raiz – </text:span><text:span text:style-name="T20">É o elemento que está no topo da hierarquia</text:span></text:p>
      <text:p text:style-name="P32"><text:tab/><text:tab/><text:span text:style-name="T5">2 – Nó/Filho – </text:span><text:span text:style-name="T20">São os elementos que vem logo após a raiz</text:span></text:p>
      <text:p text:style-name="P32"><text:tab/><text:tab/><text:span text:style-name="T5">3 – Nível – </text:span><text:span text:style-name="T20">São os que vem após o nó na hierarquia</text:span></text:p>
      <text:p text:style-name="P32"/>
      <text:p text:style-name="P44">Aula 44 – <text:span text:style-name="T8">Trabalhando com listas</text:span></text:p>
      <text:p text:style-name="P44"><text:span text:style-name="T8"><text:tab/>Declaração de uma lista:</text:span></text:p>
      <text:p text:style-name="P45">lista = [<text:span text:style-name="T8">1, 2, 3, 4, 5</text:span>]</text:p>
      <text:p text:style-name="P45"/>
      <text:p text:style-name="P44"><text:tab/><text:span text:style-name="T8">Pode-se adicionar qualquer tipo de dados dentro de uma lista, desde que esteja dentro do conchetes e separados por virgulas</text:span></text:p>
      <text:p text:style-name="P44"><text:span text:style-name="T8"><text:tab/></text:span><text:span text:style-name="T14">Para identificar os elementos da lista, basta indicar a posição onde esta o elemento:</text:span></text:p>
      <text:p text:style-name="P46"/>
      <text:p text:style-name="P46">lista[3] </text:p>
      <text:p text:style-name="P46"><text:span text:style-name="T8">#Indica que quero o conteudo da 3º posição da lista</text:span></text:p>
      <text:p text:style-name="P46"><text:span text:style-name="T8"/></text:p>
      <text:p text:style-name="P47"><text:span text:style-name="T8"><text:tab/>É possível declarar uma lista dentro de outra lista:</text:span></text:p>
      <text:p text:style-name="P46">lista = [[‘a’, ‘b’, ‘c’], [1, 2, 3], []]</text:p>
      <text:p text:style-name="P34"><text:tab/>Desta forma, a variavel lista recebe outras 3 listas de tipos diferentes, <text:span text:style-name="T21">para pesquisar dentro das listas seria:</text:span></text:p>
      <text:p text:style-name="P48">lista[1] [2]</text:p>
      <text:p text:style-name="P35"><text:tab/>Nesta definição, ele buscará dentro da lista, o primeiro elemento que também é uma lista, logo após ele traz o segundo elemento da lista interior</text:p>
      <text:p text:style-name="P35"><text:span text:style-name="T4"/></text:p>
      <text:p text:style-name="P35"><text:span text:style-name="T4"><text:tab/>len() - </text:span>Ele retorna o numero de elementos de uma lista, ou seja, a quantidade de itens</text:p>
      <text:p text:style-name="P35"><text:tab/>Ao adicionar <text:span text:style-name="T4">-1, </text:span>é retrornado o ultimo elemento de uma lista.</text:p>
      <text:p text:style-name="P35"/>
      <text:p text:style-name="P35"><text:tab/>Uma forma de adicionar um elmento a lista seria:</text:p>
      <text:p text:style-name="P48">lista = [1, 2, 3, 4, 5] + [6]</text:p>
      <text:p text:style-name="P35"><text:tab/>Aqui o elemento <text:span text:style-name="T4">[6] </text:span>é adicionado ao final da lista, tambem é possível adicionar demais listas a uma</text:p>
      <text:p text:style-name="P35"/>
      <text:p text:style-name="P35"><text:tab/><text:span text:style-name="T4">lista.append(7) – </text:span>Tambem pode ser usado para adicionar um item a lista</text:p>
      <text:p text:style-name="P36"><text:tab/><text:span text:style-name="T4">lista.append(</text:span><text:span text:style-name="T6">[11]</text:span><text:span text:style-name="T4">) – </text:span><text:span text:style-name="T22">Desta forma se adiciona uma sublista a lista inicial</text:span></text:p>
      <text:p text:style-name="P36"><text:tab/><text:span text:style-name="T6">del(lista[-1]) – </text:span><text:span text:style-name="T22">Este recurso serve para excluir um elemento da lista, deve se passar a posição do elemento a ser excluido</text:span></text:p>
      <text:p text:style-name="P36"><text:tab/><text:span text:style-name="T22">Podemos adicionar vários elementos de um mesmo conteudo pode ser feita desta forma:</text:span></text:p>
      <text:p text:style-name="P49">lista += 10*[0]</text:p>
      <text:p text:style-name="P37"><text:tab/>Ao mostrar a lista, pode-se ver que foi adicionado 10 zeros, e cada zero é uma posição</text:p>
      <text:p text:style-name="P37"/>
      <text:p text:style-name="P37"><text:tab/><text:span text:style-name="T7">enumerate() - </text:span><text:span text:style-name="T23">Enumera cada elemento de uma lista, colocando cada elemento da lista como um indice</text:span></text:p>
      <text:p text:style-name="P35"/>
      <text:p text:style-name="P32"><text:span text:style-name="T5"/></text:p>
      <text:p text:style-name="P41"><text:span text:style-name="T13"><text:tab/></text:span></text:p>
      <text:p text:style-name="P4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0:09:39.269919742</meta:creation-date>
    <dc:date>2017-08-24T00:04:52.601924071</dc:date>
    <meta:editing-duration>PT15M3S</meta:editing-duration>
    <meta:editing-cycles>4</meta:editing-cycles>
    <meta:generator>LibreOffice/5.1.6.2$Linux_x86 LibreOffice_project/10m0$Build-2</meta:generator>
    <meta:document-statistic meta:table-count="0" meta:image-count="0" meta:object-count="0" meta:page-count="4" meta:paragraph-count="123" meta:word-count="1124" meta:character-count="6814" meta:non-whitespace-character-count="5638"/>
  </office:meta>
</office:document-meta>
</file>